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5ffad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5ffad" officeooo:paragraph-rsid="0015ffad"/>
    </style:style>
    <style:style style:name="P5" style:family="paragraph" style:parent-style-name="Table_20_Contents">
      <style:text-properties officeooo:rsid="0018bc68" officeooo:paragraph-rsid="0018bc68"/>
    </style:style>
    <style:style style:name="P6" style:family="paragraph" style:parent-style-name="Table_20_Contents">
      <style:text-properties officeooo:rsid="001a6038" officeooo:paragraph-rsid="001a6038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8050d" officeooo:paragraph-rsid="001437b6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 style:list-style-name="L1">
      <style:text-properties officeooo:rsid="0018bc68" officeooo:paragraph-rsid="0015de8d"/>
    </style:style>
    <style:style style:name="P11" style:family="paragraph" style:parent-style-name="Table_20_Contents" style:list-style-name="L1">
      <style:text-properties officeooo:rsid="0015de8d" officeooo:paragraph-rsid="0015de8d"/>
    </style:style>
    <style:style style:name="P12" style:family="paragraph" style:parent-style-name="Table_20_Contents">
      <style:text-properties officeooo:rsid="0015de8d" officeooo:paragraph-rsid="0015de8d"/>
    </style:style>
    <style:style style:name="P13" style:family="paragraph" style:parent-style-name="Azione_20_attore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5de8d"/>
    </style:style>
    <style:style style:name="P14" style:family="paragraph" style:parent-style-name="Azione_20_attore" style:list-style-name="L1">
      <style:text-properties officeooo:rsid="0015de8d" officeooo:paragraph-rsid="0015de8d"/>
    </style:style>
    <style:style style:name="P15" style:family="paragraph" style:parent-style-name="Azione_20_sistema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28902"/>
    </style:style>
    <style:style style:name="P16" style:family="paragraph" style:parent-style-name="Azione_20_sistema" style:list-style-name="L1">
      <style:text-properties officeooo:rsid="0015de8d" officeooo:paragraph-rsid="0015de8d"/>
    </style:style>
    <style:style style:name="T1" style:family="text">
      <style:text-properties fo:font-weight="bold" officeooo:rsid="0017cadf" style:font-weight-asian="bold" style:font-weight-complex="bold"/>
    </style:style>
    <style:style style:name="T2" style:family="text">
      <style:text-properties officeooo:rsid="0015ffad"/>
    </style:style>
    <style:style style:name="T3" style:family="text">
      <style:text-properties officeooo:rsid="001fb3ab"/>
    </style:style>
    <style:style style:name="T4" style:family="text">
      <style:text-properties officeooo:rsid="001efd2f"/>
    </style:style>
    <style:style style:name="T5" style:family="text">
      <style:text-properties officeooo:rsid="00115ebb"/>
    </style:style>
    <style:style style:name="T6" style:family="text">
      <style:text-properties officeooo:rsid="0017cadf"/>
    </style:style>
    <style:style style:name="T7" style:family="text">
      <style:text-properties officeooo:rsid="0018bc68"/>
    </style:style>
    <style:style style:name="T8" style:family="text">
      <style:text-properties officeooo:rsid="0015de8d"/>
    </style:style>
    <style:style style:name="T9" style:family="text">
      <style:text-properties officeooo:rsid="0016ab7b"/>
    </style:style>
    <style:style style:name="T10" style:family="text">
      <style:text-properties officeooo:rsid="00187d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Visualizzazione scheda di un iscritto d<text:span text:style-name="T9">a parte del personale </text:span><text:span text:style-name="T10">asil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UC_A_47_Visualizzazione scheda di un utente con informazioni personali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Personale <text:span text:style-name="T10">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9">L'attore</text:span><text:span text:style-name="T3"> </text:span>accede al sistema e viene <text:span text:style-name="T4">autenticato </text:span><text:span text:style-name="T8">e</text:span><text:span text:style-name="T9">d</text:span><text:span text:style-name="T5"> ha effettuato almeno una ricerca avanzata andata a buon fine,</text:span><text:span text:style-name="T2"> con almeno un risultato visualizzato </text:span><text:span text:style-name="T6">(</text:span><text:span text:style-name="T1">include</text:span><text:span text:style-name="T6"> UC_A_23_Ricerca avanzata)</text:span><text:span text:style-name="T5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557223" text:style-name="Numerazione_20_UC">
              <text:list-item text:start-value="1">
                <text:p text:style-name="P13"><text:s text:c="2"/><text:span text:style-name="T2"><text:s/></text:span><text:span text:style-name="T9">L'attore</text:span><text:span text:style-name="T2"> visualizza i risultati della ricerca e preme sul tasto per visualizzare la scheda dell'utente.</text:span></text:p>
                <text:p text:style-name="P15"/>
              </text:list-item>
              <text:list-item>
                <text:p text:style-name="Azione_20_sistema"><text:s/><text:span text:style-name="T8">Il sistema visualizza la scheda dell'utente con i dati personali dei campi:</text:span></text:p>
              </text:list-item>
            </text:list>
            <text:list xml:id="list29533542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Nome</text:p>
                          </text:list-item>
                          <text:list-item>
                            <text:p text:style-name="P16">Cognome</text:p>
                          </text:list-item>
                          <text:list-item>
                            <text:p text:style-name="P10">Data di nascita</text:p>
                          </text:list-item>
                          <text:list-item>
                            <text:p text:style-name="P10">Comune di nascita</text:p>
                          </text:list-item>
                          <text:list-item>
                            <text:p text:style-name="P10">Residenza</text:p>
                          </text:list-item>
                          <text:list-item>
                            <text:p text:style-name="P10">Domicilio</text:p>
                          </text:list-item>
                          <text:list-item>
                            <text:p text:style-name="P10">Cognome genitore</text:p>
                          </text:list-item>
                          <text:list-item>
                            <text:p text:style-name="P10">Nome genitore</text:p>
                          </text:list-item>
                          <text:list-item>
                            <text:p text:style-name="P10">Codice Fiscale genitore</text:p>
                          </text:list-item>
                          <text:list-item>
                            <text:p text:style-name="P10">Data di nascita genitore</text:p>
                          </text:list-item>
                          <text:list-item>
                            <text:p text:style-name="P10">Comune di nascita genitore</text:p>
                          </text:list-item>
                          <text:list-item>
                            <text:p text:style-name="P10">Residenza genitore</text:p>
                          </text:list-item>
                          <text:list-item>
                            <text:p text:style-name="P10">Domicilio genitore</text:p>
                          </text:list-item>
                          <text:list-item>
                            <text:p text:style-name="P10">Matricola</text:p>
                          </text:list-item>
                          <text:list-item>
                            <text:p text:style-name="P11">Categoria di appartenenz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<text:span text:style-name="T2">i dati personali nella scheda utent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12">N/D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Accedere alla scheda utente in meno di 5 secondi.</text:p>
          </table:table-cell>
        </table:table-row>
      </table:table>
      <text:p text:style-name="P8"/>
      <text:p text:style-name="P9">UC_A_47 Visualizzazione scheda di un utente con informazioni persona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17:51.96</meta:creation-date>
    <meta:editing-duration>PT7M20S</meta:editing-duration>
    <meta:editing-cycles>4</meta:editing-cycles>
    <meta:generator>LibreOffice/3.6$Windows_x86 LibreOffice_project/da8c1e6-fd468f4-454e206-f42a4a9-143cfd</meta:generator>
    <dc:date>2012-10-24T09:49:35.31</dc:date>
    <meta:document-statistic meta:table-count="1" meta:image-count="0" meta:object-count="0" meta:page-count="1" meta:paragraph-count="33" meta:word-count="169" meta:character-count="1080" meta:non-whitespace-character-count="957"/>
  </office:meta>
</office:document-meta>
</file>